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0e06" officeooo:paragraph-rsid="001a0e06"/>
    </style:style>
    <style:style style:name="P2" style:family="paragraph" style:parent-style-name="Standard">
      <style:text-properties officeooo:rsid="001c49f2" officeooo:paragraph-rsid="001c49f2"/>
    </style:style>
    <style:style style:name="P3" style:family="paragraph" style:parent-style-name="Standard">
      <style:text-properties officeooo:paragraph-rsid="001c49f2"/>
    </style:style>
    <style:style style:name="P4" style:family="paragraph" style:parent-style-name="Standard">
      <style:text-properties officeooo:rsid="001ce2a5" officeooo:paragraph-rsid="001ce2a5"/>
    </style:style>
    <style:style style:name="P5" style:family="paragraph" style:parent-style-name="Standard">
      <style:text-properties officeooo:rsid="001df400" officeooo:paragraph-rsid="001df400"/>
    </style:style>
    <style:style style:name="P6" style:family="paragraph" style:parent-style-name="Standard">
      <style:text-properties fo:font-weight="bold" officeooo:rsid="001df400" officeooo:paragraph-rsid="001df400" style:font-weight-asian="bold" style:font-weight-complex="bold"/>
    </style:style>
    <style:style style:name="P7" style:family="paragraph" style:parent-style-name="Standard">
      <style:text-properties fo:font-weight="bold" officeooo:rsid="001ef6f4" officeooo:paragraph-rsid="001ef6f4" style:font-weight-asian="bold" style:font-weight-complex="bold"/>
    </style:style>
    <style:style style:name="P8" style:family="paragraph" style:parent-style-name="Standard">
      <style:text-properties fo:font-weight="bold" officeooo:rsid="001c49f2" officeooo:paragraph-rsid="001c49f2" style:font-weight-asian="bold" style:font-weight-complex="bold"/>
    </style:style>
    <style:style style:name="P9" style:family="paragraph" style:parent-style-name="Standard">
      <style:text-properties officeooo:rsid="001ef6f4" officeooo:paragraph-rsid="001ef6f4"/>
    </style:style>
    <style:style style:name="P10" style:family="paragraph" style:parent-style-name="Standard">
      <style:text-properties officeooo:rsid="0020e740" officeooo:paragraph-rsid="0020e740"/>
    </style:style>
    <style:style style:name="P11" style:family="paragraph" style:parent-style-name="Standard">
      <style:text-properties officeooo:rsid="0021e877" officeooo:paragraph-rsid="0021e877"/>
    </style:style>
    <style:style style:name="P12" style:family="paragraph" style:parent-style-name="Standard">
      <style:text-properties officeooo:paragraph-rsid="0022e09c"/>
    </style:style>
    <style:style style:name="P13" style:family="paragraph" style:parent-style-name="Standard">
      <style:text-properties officeooo:rsid="00239a25" officeooo:paragraph-rsid="00239a25"/>
    </style:style>
    <style:style style:name="P14" style:family="paragraph" style:parent-style-name="Standard">
      <style:text-properties officeooo:rsid="0023f4de" officeooo:paragraph-rsid="0023f4de"/>
    </style:style>
    <style:style style:name="P15" style:family="paragraph" style:parent-style-name="Standard">
      <style:text-properties fo:color="#ff3333" fo:font-weight="bold" officeooo:rsid="00239a25" officeooo:paragraph-rsid="00239a25" style:font-weight-asian="bold" style:font-weight-complex="bold"/>
    </style:style>
    <style:style style:name="P16" style:family="paragraph" style:parent-style-name="Standard">
      <style:text-properties fo:language="pt" fo:country="PT" officeooo:rsid="001c49f2" officeooo:paragraph-rsid="001c49f2"/>
    </style:style>
    <style:style style:name="P17" style:family="paragraph" style:parent-style-name="Standard">
      <style:text-properties style:font-name="Liberation Serif" officeooo:rsid="0021e877" officeooo:paragraph-rsid="0021e877"/>
    </style:style>
    <style:style style:name="P18" style:family="paragraph" style:parent-style-name="Standard">
      <style:text-properties style:font-name="Liberation Serif" fo:font-weight="bold" officeooo:rsid="0021e877" officeooo:paragraph-rsid="0021e877" style:font-weight-asian="bold" style:font-weight-complex="bold"/>
    </style:style>
    <style:style style:name="P19" style:family="paragraph" style:parent-style-name="Standard">
      <style:text-properties style:font-name="Liberation Serif1" fo:language="pt" fo:country="PT" officeooo:rsid="0022e09c" officeooo:paragraph-rsid="0022e09c"/>
    </style:style>
    <style:style style:name="P20" style:family="paragraph" style:parent-style-name="Standard">
      <style:text-properties style:font-name="Liberation Serif1" fo:language="pt" fo:country="PT" officeooo:rsid="0022e09c" officeooo:paragraph-rsid="0021e877"/>
    </style:style>
    <style:style style:name="P21" style:family="paragraph" style:parent-style-name="Standard">
      <style:text-properties style:font-name="Liberation Serif1" fo:language="pt" fo:country="PT" fo:font-weight="bold" officeooo:rsid="00239a25" officeooo:paragraph-rsid="00239a25" style:font-weight-asian="bold" style:font-weight-complex="bold"/>
    </style:style>
    <style:style style:name="P22" style:family="paragraph" style:parent-style-name="Standard">
      <style:text-properties style:font-name="Liberation Serif1" fo:language="pt" fo:country="PT" fo:font-weight="bold" officeooo:rsid="002f6473" officeooo:paragraph-rsid="002f6473" style:font-weight-asian="bold" style:font-weight-complex="bold"/>
    </style:style>
    <style:style style:name="P23" style:family="paragraph" style:parent-style-name="Standard">
      <style:text-properties style:font-name="Liberation Serif1" fo:language="pt" fo:country="PT" fo:font-weight="bold" officeooo:rsid="0032fb4d" officeooo:paragraph-rsid="0032fb4d" style:font-weight-asian="bold" style:font-weight-complex="bold"/>
    </style:style>
    <style:style style:name="P24" style:family="paragraph" style:parent-style-name="Standard">
      <style:text-properties style:font-name="Liberation Serif1" fo:language="pt" fo:country="PT" fo:font-weight="bold" officeooo:rsid="003c8358" officeooo:paragraph-rsid="003c8358" style:font-weight-asian="bold" style:font-weight-complex="bold"/>
    </style:style>
    <style:style style:name="P25" style:family="paragraph" style:parent-style-name="Standard">
      <style:text-properties style:font-name="Liberation Serif1" fo:language="pt" fo:country="PT" officeooo:rsid="0023b064" officeooo:paragraph-rsid="00239a25"/>
    </style:style>
    <style:style style:name="P26" style:family="paragraph" style:parent-style-name="Standard">
      <style:text-properties style:font-name="Liberation Serif1" fo:language="pt" fo:country="PT" officeooo:rsid="0023f4de" officeooo:paragraph-rsid="0023f4de"/>
    </style:style>
    <style:style style:name="P27" style:family="paragraph" style:parent-style-name="Standard">
      <style:text-properties style:font-name="Liberation Serif1" fo:language="pt" fo:country="PT" officeooo:rsid="0024f6fc" officeooo:paragraph-rsid="0024f6fc"/>
    </style:style>
    <style:style style:name="P28" style:family="paragraph" style:parent-style-name="Standard">
      <style:text-properties style:font-name="Liberation Serif1" fo:language="pt" fo:country="PT" officeooo:rsid="00281a35" officeooo:paragraph-rsid="00281a35"/>
    </style:style>
    <style:style style:name="P29" style:family="paragraph" style:parent-style-name="Standard">
      <style:text-properties style:font-name="Liberation Serif1" fo:language="pt" fo:country="PT" officeooo:rsid="002964fd" officeooo:paragraph-rsid="002964fd"/>
    </style:style>
    <style:style style:name="P30" style:family="paragraph" style:parent-style-name="Standard">
      <style:text-properties style:font-name="Liberation Serif1" fo:language="pt" fo:country="PT" officeooo:rsid="0029bb5c" officeooo:paragraph-rsid="0029bb5c"/>
    </style:style>
    <style:style style:name="P31" style:family="paragraph" style:parent-style-name="Standard">
      <style:text-properties style:font-name="Liberation Serif1" fo:language="pt" fo:country="PT" officeooo:rsid="002b47c9" officeooo:paragraph-rsid="002b47c9"/>
    </style:style>
    <style:style style:name="P32" style:family="paragraph" style:parent-style-name="Standard">
      <style:text-properties style:font-name="Liberation Serif1" fo:language="pt" fo:country="PT" officeooo:rsid="002b5f55" officeooo:paragraph-rsid="002b5f55"/>
    </style:style>
    <style:style style:name="P33" style:family="paragraph" style:parent-style-name="Standard">
      <style:text-properties style:font-name="Liberation Serif1" fo:language="pt" fo:country="PT" officeooo:rsid="002c1aa8" officeooo:paragraph-rsid="002c1aa8"/>
    </style:style>
    <style:style style:name="P34" style:family="paragraph" style:parent-style-name="Standard">
      <style:text-properties style:font-name="Liberation Serif1" fo:language="pt" fo:country="PT" officeooo:rsid="002d4ed5" officeooo:paragraph-rsid="002d4ed5"/>
    </style:style>
    <style:style style:name="P35" style:family="paragraph" style:parent-style-name="Standard">
      <style:text-properties style:font-name="Liberation Serif1" fo:language="pt" fo:country="PT" officeooo:rsid="002f6473" officeooo:paragraph-rsid="002f6473"/>
    </style:style>
    <style:style style:name="P36" style:family="paragraph" style:parent-style-name="Standard">
      <style:text-properties style:font-name="Liberation Serif1" fo:language="pt" fo:country="PT" officeooo:rsid="0032fb4d" officeooo:paragraph-rsid="0032fb4d"/>
    </style:style>
    <style:style style:name="P37" style:family="paragraph" style:parent-style-name="Standard">
      <style:text-properties style:font-name="Liberation Serif1" fo:language="pt" fo:country="PT" officeooo:rsid="003708dd" officeooo:paragraph-rsid="003708dd"/>
    </style:style>
    <style:style style:name="P38" style:family="paragraph" style:parent-style-name="Standard">
      <style:text-properties style:font-name="Liberation Serif1" fo:language="pt" fo:country="PT" officeooo:rsid="0038a975" officeooo:paragraph-rsid="0038a975"/>
    </style:style>
    <style:style style:name="P39" style:family="paragraph" style:parent-style-name="Standard">
      <style:text-properties style:font-name="Liberation Serif1" fo:language="pt" fo:country="PT" officeooo:rsid="003aac3d" officeooo:paragraph-rsid="003aac3d"/>
    </style:style>
    <style:style style:name="P40" style:family="paragraph" style:parent-style-name="Standard">
      <style:text-properties style:font-name="Liberation Serif1" fo:language="pt" fo:country="PT" officeooo:rsid="003c8358" officeooo:paragraph-rsid="003c8358"/>
    </style:style>
    <style:style style:name="P41" style:family="paragraph" style:parent-style-name="Standard">
      <style:text-properties fo:color="#ff3333" style:font-name="Liberation Serif1" fo:language="pt" fo:country="PT" fo:font-weight="bold" officeooo:rsid="0024f6fc" officeooo:paragraph-rsid="0024f6fc" style:font-weight-asian="bold" style:font-weight-complex="bold"/>
    </style:style>
    <style:style style:name="P42" style:family="paragraph" style:parent-style-name="Standard">
      <style:text-properties fo:color="#ff3333" style:font-name="Liberation Serif1" fo:language="pt" fo:country="PT" fo:font-weight="bold" officeooo:rsid="00281a35" officeooo:paragraph-rsid="00281a35" style:font-weight-asian="bold" style:font-weight-complex="bold"/>
    </style:style>
    <style:style style:name="P43" style:family="paragraph" style:parent-style-name="Standard">
      <style:text-properties fo:color="#ff3333" style:font-name="Liberation Serif1" fo:language="pt" fo:country="PT" fo:font-weight="bold" officeooo:rsid="002964fd" officeooo:paragraph-rsid="002964fd" style:font-weight-asian="bold" style:font-weight-complex="bold"/>
    </style:style>
    <style:style style:name="P44" style:family="paragraph" style:parent-style-name="Standard">
      <style:text-properties fo:color="#ff3333" style:font-name="Liberation Serif1" fo:language="pt" fo:country="PT" fo:font-weight="bold" officeooo:rsid="0029bb5c" officeooo:paragraph-rsid="0029bb5c" style:font-weight-asian="bold" style:font-weight-complex="bold"/>
    </style:style>
    <style:style style:name="P45" style:family="paragraph" style:parent-style-name="Standard">
      <style:text-properties fo:color="#ff3333" style:font-name="Liberation Serif1" fo:language="pt" fo:country="PT" fo:font-weight="bold" officeooo:rsid="002b5f55" officeooo:paragraph-rsid="002b5f55" style:font-weight-asian="bold" style:font-weight-complex="bold"/>
    </style:style>
    <style:style style:name="P46" style:family="paragraph" style:parent-style-name="Standard">
      <style:text-properties fo:color="#ff3333" fo:font-weight="bold" officeooo:rsid="002723e6" officeooo:paragraph-rsid="002723e6" style:font-weight-asian="bold" style:font-weight-complex="bold"/>
    </style:style>
    <style:style style:name="P47" style:family="paragraph" style:parent-style-name="Standard">
      <style:text-properties fo:color="#ff3333" fo:font-weight="bold" officeooo:rsid="002f6473" officeooo:paragraph-rsid="002f6473" style:font-weight-asian="bold" style:font-weight-complex="bold"/>
    </style:style>
    <style:style style:name="P48" style:family="paragraph" style:parent-style-name="Standard">
      <style:text-properties officeooo:rsid="0024f6fc" officeooo:paragraph-rsid="002723e6"/>
    </style:style>
    <style:style style:name="P49" style:family="paragraph" style:parent-style-name="Standard">
      <style:text-properties officeooo:rsid="002723e6" officeooo:paragraph-rsid="002723e6"/>
    </style:style>
    <style:style style:name="P50" style:family="paragraph" style:parent-style-name="Standard">
      <style:text-properties officeooo:rsid="00281a35" officeooo:paragraph-rsid="00281a35"/>
    </style:style>
    <style:style style:name="P51" style:family="paragraph" style:parent-style-name="Standard">
      <style:text-properties fo:color="#000000" style:font-name="Liberation Serif1" fo:language="pt" fo:country="PT" fo:font-weight="normal" officeooo:rsid="002b47c9" officeooo:paragraph-rsid="002b47c9" style:font-weight-asian="normal" style:font-weight-complex="normal"/>
    </style:style>
    <style:style style:name="P52" style:family="paragraph" style:parent-style-name="Standard">
      <style:text-properties officeooo:rsid="0020e740" officeooo:paragraph-rsid="0020e740"/>
    </style:style>
    <style:style style:name="T1" style:family="text">
      <style:text-properties fo:language="pt" fo:country="PT" officeooo:rsid="001c49f2"/>
    </style:style>
    <style:style style:name="T2" style:family="text">
      <style:text-properties fo:font-weight="normal" style:font-weight-asian="normal" style:font-weight-complex="normal"/>
    </style:style>
    <style:style style:name="T3" style:family="text">
      <style:text-properties officeooo:rsid="0021cda7"/>
    </style:style>
    <style:style style:name="T4" style:family="text">
      <style:text-properties officeooo:rsid="0021e877"/>
    </style:style>
    <style:style style:name="T5" style:family="text">
      <style:text-properties style:font-name="Liberation Serif1"/>
    </style:style>
    <style:style style:name="T6" style:family="text">
      <style:text-properties style:font-name="Liberation Serif1" fo:language="pt" fo:country="PT"/>
    </style:style>
    <style:style style:name="T7" style:family="text">
      <style:text-properties style:font-name="Liberation Serif1" fo:language="pt" fo:country="PT" officeooo:rsid="0021e877"/>
    </style:style>
    <style:style style:name="T8" style:family="text">
      <style:text-properties style:font-name="Liberation Serif1" fo:language="pt" fo:country="PT" officeooo:rsid="001c49f2"/>
    </style:style>
    <style:style style:name="T9" style:family="text">
      <style:text-properties style:font-name="Liberation Serif1" fo:language="pt" fo:country="PT" officeooo:rsid="0022e09c"/>
    </style:style>
    <style:style style:name="T10" style:family="text">
      <style:text-properties style:font-name="Liberation Serif1" fo:language="pt" fo:country="PT" officeooo:rsid="00239a25"/>
    </style:style>
    <style:style style:name="T11" style:family="text">
      <style:text-properties style:font-name="Liberation Serif1" fo:language="pt" fo:country="PT" officeooo:rsid="0023b064"/>
    </style:style>
    <style:style style:name="T12" style:family="text">
      <style:text-properties style:font-name="Liberation Serif1" fo:language="pt" fo:country="PT" officeooo:rsid="0024f6fc"/>
    </style:style>
    <style:style style:name="T13" style:family="text">
      <style:text-properties style:font-name="Liberation Serif1" fo:language="pt" fo:country="PT" officeooo:rsid="0025bcfd"/>
    </style:style>
    <style:style style:name="T14" style:family="text">
      <style:text-properties style:font-name="Liberation Serif1" fo:language="pt" fo:country="PT" officeooo:rsid="002723e6"/>
    </style:style>
    <style:style style:name="T15" style:family="text">
      <style:text-properties style:font-name="Liberation Serif"/>
    </style:style>
    <style:style style:name="T16" style:family="text">
      <style:text-properties style:text-position="super 58%"/>
    </style:style>
    <style:style style:name="T17" style:family="text">
      <style:text-properties style:text-position="super 58%" style:font-name="Liberation Serif1" fo:language="pt" fo:country="PT"/>
    </style:style>
    <style:style style:name="T18" style:family="text">
      <style:text-properties style:text-position="super 58%" style:font-name="Liberation Serif1" fo:language="pt" fo:country="PT" style:font-size-asian="10.5pt"/>
    </style:style>
    <style:style style:name="T19" style:family="text">
      <style:text-properties style:text-position="sub 58%"/>
    </style:style>
    <style:style style:name="T20" style:family="text">
      <style:text-properties style:text-position="sub 58%" style:font-name="Liberation Serif1" fo:language="pt" fo:country="PT"/>
    </style:style>
    <style:style style:name="T21" style:family="text">
      <style:text-properties style:font-name="Liberation Serif1" fo:language="pt" fo:country="PT" officeooo:rsid="002723e6"/>
    </style:style>
    <style:style style:name="T22" style:family="text">
      <style:text-properties style:font-name="Liberation Serif1" officeooo:rsid="0030a267"/>
    </style:style>
    <style:style style:name="T23" style:family="text">
      <style:text-properties fo:font-weight="bold" style:font-weight-asian="bold" style:font-weight-complex="bold"/>
    </style:style>
    <style:style style:name="T24" style:family="text">
      <style:text-properties officeooo:rsid="002b6244"/>
    </style:style>
    <style:style style:name="T25" style:family="text">
      <style:text-properties officeooo:rsid="002f1fe2"/>
    </style:style>
    <style:style style:name="T26" style:family="text">
      <style:text-properties officeooo:rsid="0030a267"/>
    </style:style>
    <style:style style:name="T27" style:family="text">
      <style:text-properties officeooo:rsid="00323990"/>
    </style:style>
    <style:style style:name="T28" style:family="text">
      <style:text-properties officeooo:rsid="00326c4e"/>
    </style:style>
    <style:style style:name="T29" style:family="text">
      <style:text-properties officeooo:rsid="0037c3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o</text:p>
      <text:p text:style-name="P1">O Problema de Árvore de Geradora de Rótulos Mínima é um problema de otimização combinatória bem conhecido, tendo aplicações em projeto de rede de telecomunicações e compressão de dados. O problema é NP-díficil e não pode ser aproximado dentro de um fator constante. Neste trabalho apresentamos a aplicação da otimização de colônias de formigas para este problema. Diferentes modelos de feromônio e mecanismos de construção são introduzidos e métodos de melhoria local são considerados. Uma investigação experimental dos componentes delineados e uma comparação com o trabalho existente são apresentados.</text:p>
      <text:p text:style-name="P1"/>
      <text:p text:style-name="P8">Introdução</text:p>
      <text:p text:style-name="P3"><text:bookmark text:name="result_box"/><text:span text:style-name="T1">O problema do MLST (Minimum Spanning Tree) é um problema de otimização combinatória bem conhecido, definido da seguinte forma. É dado um gráfico G = (V; E) e uma função de rotulagem </text:span><text:span text:style-name="T7">ι</text:span><text:span text:style-name="T1">: E -&gt; L atribuindo a cada aresta e ∈ E um elemento de um conjunto discreto L, cujos elementos são geralmente chamados de rótulos Ou cores. O objetivo é determinar uma árvore de abrangência cujas arestas induzam um conjunto de menos cardinalidade L* </text:span><text:bookmark text:name="firstHeading"/><text:span text:style-name="T1">⊂ L. O problema também pode ser formulado em termos de um subgrafo em vez da spanning tree como um requisito, como qualquer spanning árvore derivada de um subgrafo conectado Spanning todos os vértices é igual w.r.t. A função objetivo.</text:span></text:p>
      <text:p text:style-name="P16"/>
      <text:p text:style-name="P2">O problema MLST foi introduzido pela primeira vez em [4], onde sua NP-completo foi demonstrada pela redução do problema de cobertura do conjunto. Além disso, nela foi demonstrada a inexistência de uma aproximação de factor constante. O limite de aproximação foi melhorado em [12] e [15]. Até agora, muitos métodos heurísticos e metaheurísticos foram aplicados ao problema MLST.</text:p>
      <text:p text:style-name="P2"/>
      <text:p text:style-name="P2">Uma heurística construtiva, chamada MVCA-heurística, foi introduzida pela primeira vez em [4], e estudada em [12], [15] e [8]. Seu princípio é começar com um conjunto vazio de rótulos, e <text:s/>então iterativamente adicionar rótulos e suas bordas correspondentes que reduzem o número de componentes conectados do gráfico até que o gráfico está conectado. Vários algoritmos genéticos foram desenvolvidos em [16] and [13]. Métodos baseados na busca local foram tratados de um ponto de vista teórico em [1], e de um mais prático em [3], [9], [7] e [6]. Em particular, estas últimas publicações metaheurísticas como procedimentos de busca aleatória, busca local, procura de vizinhança variável e o pilotométodo.</text:p>
      <text:p text:style-name="P2"/>
      <text:p text:style-name="P4">Em [4] os autores também introduzem um método exato baseado em o algoritmo A*. Este método é muito eficaz para instâncias com muito poucos rótulos dentro da solução ótima, mas praticável para instâncias com muitos rótulos ou valores de função objetivos. Outros métodos exatos são sobre técnicas de programação matemática: Um inteiro misto formulação de programação baseada em um único fluxo de foi proposto em [2], um algoritmo de ramificação e corte para um dirigida variante do problema tem sido proposto em [5].</text:p>
      <text:p text:style-name="P4"/>
      <text:p text:style-name="P5">Neste trabalho, nós nos concentramos principalmente na otimização de colônias de formigas, uma técnica metaheurística que não foi aplicada ao problema MLST até agora. Detalhes algorítmicos, bem como novas estruturas de vizinhança a serem usadas dentro do algoritmo são apresentados na Seção 2. Os resultados computacionais são apresentados na Seção 3, e observações conclusivas são dadas na Seção 4.</text:p>
      <text:p text:style-name="P5"/>
      <text:p text:style-name="P6">Otimização de colonização de formigas</text:p>
      <text:p text:style-name="P9">Muitas técnicas metaheurísticas são baseadas na construção paralela ou modificação de um conjunto de soluções candidatas e freqüentemente são inspiradas pela natureza. A otimização de colônias de formigas (ACO) baseia-se no comportamento de forrageamento de formigas. Apesar da deficiência de formigas para pesquisar a região em torno do formigueiro, ou para tomar decisões <text:soft-page-break/>educadas, quase todas as formigas correm em caminhos quase óptimos do formigueiro para a fonte de alimentos e para trás. Esta "tarefa de optimização" é conseguida principalmente por stigmergy, isto é, comunicação através de modificação do ambiente comum. Ao longo de seu caminho, cada formiga depósitos feromônio, um fator químico volátil, outras formigas seguem trilhas de alta concentração de feromônio com alta probabilidade, mas também podem deixar essas trilhas para explorar outras. O último mecanismo é importante para manter a flexibilidade bem como para evitar a convergência prematura para um óptimo local, isto é, todas as formigas que caminham sobre uma via subóptima.</text:p>
      <text:p text:style-name="P9"/>
      <text:p text:style-name="P10"><text:span text:style-name="T2">Otimização de colônia de formigas</text:span> é um modelo estocástico baseado em procedimento de busca, onde as etapas de construção são <text:span text:style-name="T3">p</text:span>or informações locais e valores globais de feromônio. O correspondente às formigas são agentes artificiais que <text:span text:style-name="T4">solução, principalmente atravessando algum tipo de gráfico de construção. Várias variações algorítmicas com pequenas diferenças de acordo com a deposição e evaporação de feromonas existem, como o Sistema de Formiga MAX - MIN, o Sistema de Colônia de Formigas, o Sistema de Formigas Elitistas ou o Sistema de Formigas Baseado em Rank. Para uma introdução abrangente à ACO, ver [11]. O algoritmo proposto dentro deste trabalho não se encaixa diretamente em uma das categorias mencionadas, mas contém elementos de todas elas. O modelo algorítmico geral funciona como especificado pelo Algoritmo 1.</text:span></text:p>
      <text:p text:style-name="P10"/>
      <text:p text:style-name="P47">Algoritmo 1.</text:p>
      <text:p text:style-name="P10"/>
      <text:p text:style-name="P11">Para o nosso problema considerado, no passo "construção da solução", linha 3 do Algoritmo 1, são adicionados outros marcadores iterativamente, a partir de um conjunto vazio de etiquetas. A decisão que o rótulo a seguir é baseada em uma distribuição de probabilidade definida sobre todos os rótulos, reduzindo o número de componentes implicados pelos rótulos (e bordas correspondentes) da solução parcial atual, parametrizados por valores de feromônio <text:span text:style-name="T5">τ</text:span> e informação local <text:span text:style-name="T5">η</text:span>, a ser definida em detalhe posteriormente. A seguir descrevemos o algoritmo em detalhes, começando com a descrição dos modelos de feromônio subjacentes.<text:span text:style-name="T15"> </text:span></text:p>
      <text:p text:style-name="P17"/>
      <text:p text:style-name="P18">Modelos de ferônomio</text:p>
      <text:p text:style-name="P12"><text:span text:style-name="T9">A formulação mais natural ou óbvia é introduzir um valor de feromona para cada marcador </text:span><text:span text:style-name="T7">ι</text:span><text:span text:style-name="T9"> </text:span><text:span text:style-name="T8">∈</text:span><text:span text:style-name="T9"> L, i.e. </text:span><text:span text:style-name="T7">τι</text:span><text:span text:style-name="T9">; </text:span><text:span text:style-name="T7">ι</text:span><text:span text:style-name="T9"> </text:span><text:span text:style-name="T8">∈</text:span><text:span text:style-name="T9"> L (modelo P-I). Esta representação tem a vantagem de ser muito compacta, mas no entanto, as dependências mútuas não são representadas com muita precisão. Isso pode ser um problema dentro deste modelo simples de feromônio, o algoritmo não pode reunir informações de rótulos particulares de alto potencial importância w.r.t. Algum subconjunto construído L' </text:span><text:span text:style-name="T8">⊂ </text:span><text:span text:style-name="T9">L, mas não sendo importante em relação a outros subconjuntos L'' </text:span><text:span text:style-name="T8">⊂</text:span><text:span text:style-name="T9"> L. Essas informações podem ser melhor refletidas pelo seguinte modelo maior de feromônio (P-II). Deixei </text:span><text:span text:style-name="T7">τ</text:span><text:span text:style-name="T9">ij denotar as entradas de |L| </text:span><text:span text:style-name="T6">× </text:span><text:span text:style-name="T9">|L| matriz. Vamos supor novamente, já construímos o conjunto de etiquetas L</text:span><text:span text:style-name="T10">'</text:span><text:span text:style-name="T9"> e estamos prestes a decidir qual etiqueta seguir. O desejo de adicionar o marcador l é então dado por</text:span></text:p>
      <text:p text:style-name="P19"/>
      <text:p text:style-name="P15"><text:span text:style-name="T9">F</text:span><text:span text:style-name="T6">órmula 1.</text:span></text:p>
      <text:p text:style-name="P21"/>
      <text:p text:style-name="P13"><text:span text:style-name="T6">Uma terceira alternativa surge quando se considera o principal objetivo dos feromônios como polarização do processo de solução da MVCA-heurística (P-III). Assim, podemos introduzir um |L</text:span><text:span text:style-name="T18">mvca</text:span><text:span text:style-name="T6">| × |L| matrix, foram L</text:span><text:span text:style-name="T17">mvca</text:span><text:span text:style-name="T6"> denota o conjunto de rótulos construído por </text:span><text:span text:style-name="T11">a MVCA-heurística. Cada linha i desta matriz fornece então uma distribuição de probabilidade para todos os rótulos a serem utilizados no i-ésimo passo de construção de cada formiga.</text:span></text:p>
      <text:p text:style-name="P25"/>
      <text:p text:style-name="P14"><text:span text:style-name="T11">C</text:span><text:span text:style-name="T6">onstrução de soluções</text:span></text:p>
      <text:p text:style-name="P14"><text:span text:style-name="T6">Em cada iteração M ants construir soluções baseadas em feromonas e informações locais. Vamos </text:span><text:span text:style-name="T7">τ</text:span><text:span text:style-name="T6">(L'; l) := </text:span><text:span text:style-name="T7">τ</text:span><text:span text:style-name="T6">L para o modelo de feromônio (P-I), e </text:span><text:span text:style-name="T7">τ</text:span><text:span text:style-name="T6">(L'; l) := </text:span><text:span text:style-name="T7">τ</text:span><text:span text:style-name="T20">|L'|,l</text:span><text:span text:style-name="T6"> <text:s/>para (P-III). Tendo construído rótulos L</text:span><text:span text:style-name="T12">'</text:span><text:span text:style-name="T6"> a probabilidade de ant m de adicionar o rótulo l é dada por</text:span></text:p>
      <text:p text:style-name="P26"><text:soft-page-break/></text:p>
      <text:p text:style-name="P41">Fórmula 2.</text:p>
      <text:p text:style-name="P27">com</text:p>
      <text:p text:style-name="P27"/>
      <text:p text:style-name="P41">Fórmula 3.</text:p>
      <text:p text:style-name="P27"/>
      <text:p text:style-name="P48"><text:span text:style-name="T6">e c (L ') que denotam o número de componentes conectados do gráfico G = (V, E') onde E 'denota o conjunto de arestas com uma etiqueta do conjunto L'. O equilíbrio entre a informação de feromona </text:span><text:span text:style-name="T7">τ</text:span><text:span text:style-name="T6">(L ', l') e informação local </text:span><text:span text:style-name="T7">η</text:span><text:span text:style-name="T6">(L</text:span><text:span text:style-name="T13">',</text:span><text:span text:style-name="T6"> l</text:span><text:span text:style-name="T13">'</text:span><text:span text:style-name="T6">) é controlado por parâmetros </text:span><text:span text:style-name="T14">α</text:span><text:span text:style-name="T14"> </text:span><text:span text:style-name="T6">e </text:span><text:span text:style-name="T14">β</text:span><text:span text:style-name="T6">. Seja E(L</text:span><text:span text:style-name="T14">'</text:span><text:span text:style-name="T6">) </text:span><text:span text:style-name="T8">⊂ </text:span><text:span text:style-name="T6">E denotam o subconjunto de arestas associado a um rótulo </text:span><text:span text:style-name="T14">l</text:span><text:span text:style-name="T6"> </text:span><text:span text:style-name="T8">∈ </text:span><text:span text:style-name="T6">L</text:span><text:span text:style-name="T14">'</text:span><text:span text:style-name="T6"> denotam o número de componentes conectados do subgrafo G</text:span><text:span text:style-name="T14">'</text:span><text:span text:style-name="T6"> = (V, E(L</text:span><text:span text:style-name="T14">'</text:span><text:span text:style-name="T6">)). A informação local é então definida por expressão</text:span></text:p>
      <text:p text:style-name="P48"><text:span text:style-name="T6"/></text:p>
      <text:p text:style-name="P46"><text:span text:style-name="T6">Fórmula 4.</text:span></text:p>
      <text:p text:style-name="P49"><text:span text:style-name="T6"/></text:p>
      <text:p text:style-name="P49"><text:span text:style-name="T6">Portanto, se a configuração α = 0 obtemos um aleatório ganancioso heurística, essencialmente seguindo o critério ganancioso do MVCA-heurística. Em geral, os parâmetros α e β entre as informações globais já recolhidas por trilhas de feromônio e as informações locais resultantes de melhorias diretas do rótulo w.r.t. a solução parcial atual. Usando modelos mais simples para o informações, como simplesmente considerar o número de arestas associado ao rótulo específico não funcionou bem em ensaios preliminares.</text:span></text:p>
      <text:p text:style-name="P49"><text:span text:style-name="T6"/></text:p>
      <text:p text:style-name="P49"><text:span text:style-name="T6">A maneira mais óbvia de realizar o processo de construção é adicionar mais etiquetas a um conjunto inicialmente vazio L' até obtém-se uma solução viável (C-I). No entanto, as soluções ter mais rótulos do que a solução mais conter quaisquer informações úteis no que diz respeito à melhorias e, portanto, não devem depositar feromonas valores. Mesmo soluções com o mesmo número de etiquetas a solução mais adequada não pode conter tais informações, possíveis soluções de cardinalidade inferior podem ter diferenças ou mesmo ser completamente disjuntas a muitos ou soluções de cardinalidade mais elevadas (sem rótulos redundantes). Esta observação sugere uma solução alternativa de construção processo (C-II) que limita o número de rótulos construídos para o tamanho da melhor solução tão longe diminuiu um. Esta abordagem pretende minimizar o número de componentes e, ao mesmo tempo, maximizar o número de arcos adicionais que estão sendo representados dentro desses conjuntos de etiquetas de cardinalidade fixa. Esta estratégia visa aumentar a probabilidade de acabar com soluções viáveis conectadas após a adição do último rótulo. O processo de construção global também pode ser realizado de uma maneira combinada, isto é, metade das formigas que são construtivas viáveis, e as outras não realizáveis (C-III).</text:span></text:p>
      <text:p text:style-name="P49"><text:span text:style-name="T6"/></text:p>
      <text:p text:style-name="P50"><text:span text:style-name="T6">Para neutralizar a estagnação, opcionalmente, realizar feromônio alisamento, semelhante à abordagem apresentada em [14]. Portanto, substituimos cada τ(L', l) na Eq. (3) por</text:span></text:p>
      <text:p text:style-name="P20"/>
      <text:p text:style-name="P42">Fórmula 5.</text:p>
      <text:p text:style-name="P42"/>
      <text:p text:style-name="P28">Onde λ 0 controla a quantidade de suavização. É inicialmente ajustado para zero e, em caso de estagnação, indicado por nenhuma melhoria dentro dele iterações λ, sucessivamente aumentado em passos de λ /it<text:span text:style-name="T19">λ</text:span> até o valor máximo λ ser atingido. Se não houver melhora para 2*itλ iterações, reinicializamos completamente as feromônios.</text:p>
      <text:p text:style-name="P28"/>
      <text:p text:style-name="P29"><text:span text:style-name="T23">Atualização de feromônio</text:span></text:p>
      <text:p text:style-name="P29">A atualização de feromônio, que ocorre após cada iteração, consiste basicamente em dois componentes: evaporação e deposição. Considerando que a evaporação de feromônios fornece uma média para escapar optima local e permite direcionar a busca para outras regiões do espaço de solução, a deposição de feromônio é a principal média para orientar o processo de busca para regiões aparecendo atraente como resultado de soluções criadas até agora.</text:p>
      <text:p text:style-name="P29"><text:soft-page-break/></text:p>
      <text:p text:style-name="P29">A evaporação do feromônio é governada pelo parâmetro ρ, a taxa de evaporação. A regra de atualização é dada por</text:p>
      <text:p text:style-name="P29"/>
      <text:p text:style-name="P43">Fórmula 6.</text:p>
      <text:p text:style-name="P29"/>
      <text:p text:style-name="P29">onde o índice i refere-se a todos os elementos do vetor ou matriz de feromona, respectivamente. Para (P- I) e (P-III) usamos diretamente o parâmetro ρ para ρ', no caso de (P- II) estabelecemos ρ' = ρ / | L | De modo a obter uma evaporação comparável para cada marcador particular.</text:p>
      <text:p text:style-name="P29"/>
      <text:p text:style-name="P30">Posteriormente, a deposição de feromonas é realizada com base em certas soluções. Existem várias estratégias relativamente às soluções que são seleccionadas para este não especificado para o momento. No entanto, todas as regras de actualização têm em comum que uma quantidade ΔL' é adicionada aos valores de feromona correspondentes aos rótulos da solução L'. Em relação a (P- I), a actualização é realizada directamente por</text:p>
      <text:p text:style-name="P30"/>
      <text:p text:style-name="P44">Fórmula 7.</text:p>
      <text:p text:style-name="P30"/>
      <text:p text:style-name="P30">Como o modelo de feromônio (P-III) também explica a posição na qual um determinado rótulo foi adicionado, temos que considerar L' como um conjunto ordenado e fazer referência ao rótulo construído no passo i por L'[i]. A actualização de feromonas é então</text:p>
      <text:p text:style-name="P30"/>
      <text:p text:style-name="P44">Fórmula 8.</text:p>
      <text:p text:style-name="P30"/>
      <text:p text:style-name="P30">Para o modelo (P-II), a atualização é realizada nos seguintes caminho:</text:p>
      <text:p text:style-name="P30"/>
      <text:p text:style-name="P44">Fórmula 9.</text:p>
      <text:p text:style-name="P44"/>
      <text:p text:style-name="P51">Seguindo a abordagem do sistema MAX - MIN Ant introduzimos limites superiores e inferiores para os valores de feromônio τ<text:span text:style-name="T16">max</text:span> e τ<text:span text:style-name="T16">min</text:span>. Os valores de feromônio são inicializados porA média aritmética desses dois valores.</text:p>
      <text:p text:style-name="P51"/>
      <text:p text:style-name="P51">O valor ΔL 'é calculado diferentemente para os dois métodos de construção propostos. Se apenas soluções viáveis forem construídas, apenas depositaremos feromônio paraNão mais rótulos, em seguida, a melhor solução.</text:p>
      <text:p text:style-name="P30"/>
      <text:p text:style-name="P31">Para avaliar as soluções candidatas construídas, é necessário desenvolver uma função f(L') que discrimina entre soluções com igual |L'|. Uma função de avaliação f(L') pode ser construída considerando a função</text:p>
      <text:p text:style-name="P30"/>
      <text:p text:style-name="P45">Fórmula 10.</text:p>
      <text:p text:style-name="P32"/>
      <text:p text:style-name="P32">que representa as arestas adicionais sendo representadas por etiquetas L'. Soluções factíveis podem assim ser avaliadas por f (L') = |L| + H (L').</text:p>
      <text:p text:style-name="P32"/>
      <text:p text:style-name="P32">Se, por outro lado, forem construídas soluções inviáveis, temos principalmente que considerar o número de componentes conectadas induzidas por L '. Portanto, usamos f (L') = c (L') + h (L') neste caso. Além da solução mais viável, também armazenamos globalmente a solução infalível mais bem criada.</text:p>
      <text:p text:style-name="P32"/>
      <text:p text:style-name="P32">A deposição de feromonas é realizada pelo melhor-assim-longe, bem como a iteração-melhor formiga em cada iteração. Se a construção mista (C-III) é realizada, um total de quatro formigas <text:soft-page-break/>depositar feromônio. Para ambos os mecanismos de construção usamos ΔL '= 1 quando se usam modelos de feromônio (P-I) ou (P-III), e ΔL' = 1 / |L'| No caso do modelo (P-III), o que compensa o fato de que, para cada rótulo, |<text:span text:style-name="T24">L'|</text:span> <text:span text:style-name="T24">o</text:span>s valores de feromônio são aumentados. Uma outra diferenciação quanto à quantidade de feromonas a depositar parece não ser razoável neste contexto. Para não limitar implicitamente os valores de feromona, realizamos o passo de evaporação após a deposição de feromonas.</text:p>
      <text:p text:style-name="P32"/>
      <text:p text:style-name="P33">Melhoramento local</text:p>
      <text:p text:style-name="P33">Bairros tipicamente usados para o problema MLST consistem na substituição de k rótulos dentro da solução atual. Usando f (L') = |L'| + H(L') permite novamente uma melhor discriminação de soluções de igual cardinalidade. No que diz respeito ao processo de construção da solução restrito à cardinalidade da solução incumbente menos um (ver Seção 2.2), poderemos também considerar procedimentos de busca locais trabalhando em soluções infalíveis. Dentro de tal processo, as soluções são avaliadas por f(L') = c(L') + h(L'). Além da especificação do tamanho k do bairro, podemos considerar várias estratégias de reinserção após ter removido k rótulos. Atravessando completamente o bairro inteiro w.r.t. para alguma solução com já tendo k rótulos removidos,</text:p>
      <text:p text:style-name="P33"/>
      <text:p text:style-name="P33"/>
      <text:p text:style-name="P34">É impraticável, em particular para k maior. Daí seguimos a estratégia de considerar todos os candidatos de extensão para os primeiros k 'lugares, e adicionar os rótulos restantes k - k' seguindo a estratégia MVCA gananciosos, semelhante à abordagem utilizada em [7].Um outro método de melhoria local consiste em simplesmente verificar as etiquetas para redundância, removendo cada etiqueta da solução e, em seguida, testar a conectividade. Em particular para soluções cujos marcadores induzem muitos bordos adicionais, este método <text:span text:style-name="T25">provavelmente terá sucesso</text:span>.</text:p>
      <text:p text:style-name="P34"/>
      <text:p text:style-name="P22">Aspectos de implementação</text:p>
      <text:p text:style-name="P35">Para calcular o número de componentes induzidos por um certo conjunto de rótulos L', usamos um conjunto disjunto (também chamado união encontrar) datastructure (ver por exemplo [10]), como também sugerido em [12]. Se estivermos considerando o conjunto de bordas E', todas as operações na estrutura de dados de achados de união podem ser realizadas em um tempo total de O (|E'| |α(|E'|, |V|)) |E'|, |V|) denota a função de Ackermann inversa. Para todas as ocorrências razoáveis |E'| e <text:s/>|V| Se que α (|E'|, |V|)) ≤ 4. Em comparação, um procedimento de busca em profundidade (DFS) levaria tempo O (|V| + |E'|). Dentro de algoritmos de busca locais, mas também a MVCA-heurística e, portanto, também a computação da informação local dentro do algoritmo ACO, muitas vezes enfrentamos a situação de tentativamente adicionar algum rótulo para avaliação e, em seguida, removê-lo imediatamente. Assim, podemos nos beneficiar ainda mais das estruturas de dados de conjuntos disjuntas que suportam um mecanismo de reversão. O principal benefício desta abordagem é que podemos avaliar todos os outros rótulos w.r.t. alguns consideraram solução parcial em tempo quase constante. Vamos considerar ainda mais a situação em que queremos remover algum rótulo de um<text:span text:style-name="T26">a</text:span> <text:span text:style-name="T26">s</text:span>olução parcial L', que também ocorre dentro do procedimento de busca local. Nesse caso, precisamos reconstruir a estrutura de conjuntos de conjuntos disjuntos que toma O(|E(L '\l') | * <text:span text:style-name="T22">α</text:span>(|E(L'\l') |, |V|)) <text:span text:style-name="T27">t</text:span>empo. Nesta situação DFS permite uma computação incremental removendo primeiro |E(l')| Bordas do gráfico e, em seguida, executando DFS (O(|V| + |E(L'\ l')|)). No entanto, <text:span text:style-name="T27">p</text:span>ara o tempo necessário para reconstruir a estrutura de dados do conjunto disjunto O(|E(L'\l')<text:span text:style-name="T27">|</text:span> * α(|E(L'\l') |, |V|)), isto não é uma desvantagem real. Consequentemente, consideramos a estrutura de conjuntos disjun<text:span text:style-name="T28">to s</text:span>er mais apropriado para a tarefa em questão.</text:p>
      <text:p text:style-name="P35"/>
      <text:p text:style-name="P23">Resultados Computacionais</text:p>
      <text:p text:style-name="P36">Dentro de testes preliminares abrangentes, determinou-se uma configuração geralmente bem trabalhada dos componentes algorítmicos apresentados. A Tabela 1 apresenta um resumo dos ajustes de parâmetros determinados para os resultados computacionais apresentados subsequentemente. São necessários valores relativamente elevados de p para dar aos rótulos a maior parte reduzindo o <text:soft-page-break/>número de componentes ligados uma razoável alta probabilidade de serem seleccionados. Em média, nomeadamente nos primeiros passos de construção, quase todos os rótulos irão proporcionar reduções comparáveis no número de componentes ligados, mas as reduções mais elevadas fornecem informações significativas que devem ser exploradas.</text:p>
      <text:p text:style-name="P36"/>
      <text:p text:style-name="P36">Tabela 1.</text:p>
      <text:p text:style-name="P36"/>
      <text:p text:style-name="P36">Para nossas experiências computacionais, usamos o conjunto de instâncias de [7]. Todos os testes foram realizados em uma CPU Intel Nehalem E5540 (2,53 GHz), em Linux com o Kernel 2.6.31.</text:p>
      <text:p text:style-name="P36"/>
      <text:p text:style-name="P36">A Tabela 2 mostra os resultados obtidos para as instâncias com |V| = 200 e |V| = 500. Os resultados foram calculados com os ajustes de parâmetros listados na Tabela 1 e it = 100 iterações e M = 20 formigas. As colunas VNS contêm os resultados da busca variável de vizinhança apresentada em [7], sendo o melhor método nele. Para um certo número de nós, existem grupos com várias proporções de número de rótulos em comparação com o número de nós, bem como várias densidades de gráfico. Para cada grupo, dez diferentes |E| = d · (|V| · (|V| - 1) / 2) existem instâncias. Valores objetivos reportados (coluna "obj."), e tempos de execução t<text:span text:style-name="T19">b</text:span> em que a melhor solução foi encontrada, são valores médios sobre estas dez instâncias. Nas colunas ACO relatamos nossos resultados para 30 execuções independentes. Os valores das funções objetivas estão listados na coluna "obj.", Desvios padrão correspondentes na coluna σ̄<text:span text:style-name="T19">tobj</text:span>. Por t<text:span text:style-name="T19">avg</text:span> denotaremos os tempos totais médios de execução e por t<text:span text:style-name="T19">b</text:span> os tempos médios em que as melhores soluções das corridas individuais foram obtidas. Os desvios padrão correspondentes estão listados nas colunas σ̄<text:span text:style-name="T19">t</text:span> e σ̄<text:span text:style-name="T19">tb</text:span>. Com estas configurações de parâmetros particulares é possível obter boas soluções relativamente rápido, mas no entanto, em particular para as instâncias de baixa densidade, os valores da função objetivo média são geralmente mais elevados do que os obtidos pela VNS.</text:p>
      <text:p text:style-name="P36"/>
      <text:p text:style-name="P37">Na Tabela 3 relatamos os resultados para várias configurações do algoritmo ACO para um subconjunto selecionado de gráficos de baixa densidade, isto é, as instâncias mais difíceis dentro da amostra. Novamente, realizamos 30 execuções independentes para cada instância e usamos as configurações de parâmetros da Tabela 1, mas 200 iterações e M = 50 formigas. Se a pesquisa local for aplicada (indicada na coluna "LS"), definimos it = 100 e M = 30 para compensar o tempo computacional mais longo necessário para cada melhoria local. O melhor valor objetivo obtido para cada grupo de instâncias é destacado na tabela. Infelizmente, não é possível tirar uma conclusão clara de que o modelo de feromônio é globalmente superior. O modelo (P-II) produz os melhores resultados para instâncias com |V| = 200, |L| ∈ {100, 250}, mas geralmente é pior para instâncias maiores. Para estes casos (P-I) e (P-III) produzem resultados comparáveis. O método de construção (C-I) geralmente apresenta o pior desempenho nestas instâncias, <text:span text:style-name="T29">(C-II) e (C-III) mostram um desempenho médio semelhante.</text:span></text:p>
      <text:p text:style-name="P37"/>
      <text:p text:style-name="P38">Várias configurações relativas ao método de pesquisa local subordinado foram avaliadas em experimentos preliminares. No entanto, devido a tempos de execução mais longos, nenhuma configuração poderia superar o ACO sem melhoria local. Para limitar os requisitos de tempo para a pesquisa local, verificou-se ser vantajoso apenas aplicá-lo para as melhores soluções em relação ao número de etiquetas e número de componentes para soluções viáveis e impossíveis, respectivamente. O tamanho do bairro foi ajustado para k = 2, pois os bairros mais pequenos não produziam melhorias suficientes, e atravessar bairros maiores acabou por ser muito demorado.</text:p>
      <text:p text:style-name="P38"/>
      <text:p text:style-name="P39">Embora os tempos de execução das configurações relatadas na Tabela 3 sejam maiores do que aqueles com menos iterações e formigas relatadas na Tabela 2, eles ainda são razoáveis para muitos propósitos. Com essas configurações, valores de solução média melhorados em relação a [7] podem ser obtidos para alguns grupos de instâncias.</text:p>
      <text:p text:style-name="P39"/>
      <text:p text:style-name="P24"><text:soft-page-break/>Conclusão</text:p>
      <text:p text:style-name="P40">Neste trabalho apresentamos uma descrição da aplicação da otimização de colônias de formigas para o problema da árvore de extensão de rótulo mínimo. Foram discutidos vários modelos de feromonas, bem como diferentes abordagens para os passos de construção de soluções das formigas artificiais. Aqui, revelou-se vantajoso construir também soluções incompletas em vez de viáveis. Essa idéia particular também tem sido buscada para as estruturas de vizinhança introduzidas. Os resultados computacionais mostram que o algoritmo é uma alternativa atraente às abordagens metaheurísticas existentes. Em particular, quando as instâncias de dados não contêm optimums isolados isolados, mas sim inúmeras soluções óptimas, o método encontra de forma fiável o optimum global dentro de um tempo computacional relativamente curto.</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KAJIHARA</meta:initial-creator>
    <meta:creation-date>2017-05-09T14:34:29.508909806</meta:creation-date>
    <dc:date>2017-05-10T22:41:05.718358377</dc:date>
    <dc:creator>ALEXANDRE KAJIHARA</dc:creator>
    <meta:editing-duration>PT1H19M</meta:editing-duration>
    <meta:editing-cycles>40</meta:editing-cycles>
    <meta:generator>LibreOffice/5.0.6.2$Linux_X86_64 LibreOffice_project/00$Build-2</meta:generator>
    <meta:document-statistic meta:table-count="0" meta:image-count="0" meta:object-count="0" meta:page-count="7" meta:paragraph-count="62" meta:word-count="3434" meta:character-count="22139" meta:non-whitespace-character-count="18763"/>
  </office:meta>
</office:document-meta>
</file>